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LP (Natural Language Processing, обработка естественного языка) — ээто область искусственного интеллекта, которая помогает компьютерам понмиать, интерпретировать и генерировать человеческий язык осмысленным способом.</text:p>
      <text:p text:style-name="Standard">## Основное определение</text:p>
      <text:p text:style-name="Standard">- NLP объединяет лингвистику, машинное обучение и информатику для того, чтобы научить компьютеры воспринимать и использовать естественный язык так, как это делают люди.[data-light+1](https://data-light.ru/blog/chto-takoe-nlp/) <text:s text:c="3"/></text:p>
      <text:p text:style-name="Standard">- Основными задачами являются: автоматический перевод, распознавание и синтез речи, классификация текстов, генерация ответов на вопросы, фильтрация спама и автоисправление.[skillfactory+2](https://blog.skillfactory.ru/glossary/nlp/)</text:p>
      <text:p text:style-name="Standard">## Как работает NLP</text:p>
      <text:p text:style-name="Standard">- Для решения задач NLP используют методы машинного обучения, в частности нейронные сети (RNN, CNN, Transformer), которые обучаются на больших наборах текстовых данных.[trainingdata+2](https://trainingdata.ru/the-pilot-is-the-basis-of-the-normal-flight-of-the-project/tpost/4a97v9pl61-chto-takoe-nlp) <text:s text:c="3"/></text:p>
      <text:p text:style-name="Standard">- Система анализирует текст, определяет структуру, смысл, эмоции и контекст, после чего связывает это с целями пользователя или системой команд.[lia+1](https://lia.chat/nlp-chto-eto-takoe-i-kak-ona-rabotaet)</text:p>
      <text:p text:style-name="Standard">## Примеры применения</text:p>
      <text:p text:style-name="Standard">- Голосовые помощники (Siri, Алиса, Google Assistant).</text:p>
      <text:p text:style-name="Standard">- Автоматические переводчики.</text:p>
      <text:p text:style-name="Standard">- Чат-боты и системы поддержки клиентов.</text:p>
      <text:p text:style-name="Standard">- Поисковые системы и рекомендательные сервисы.[mchost+1](https://mchost.ru/articles/chto-takoe-nlp-v-mashinnom-obuchenii/) </text:p>
      <text:p text:style-name="Standard">- Машинный перевод(Google Translate, DeepL и другие системы позволяют мгновенно переводить тексты между сотнями языков)</text:p>
      <text:p text:style-name="Standard">## Отличия от классического ML:</text:p>
      <text:p text:style-name="Standard">В NLP мы работаем с неструктурированными текстовыми данными, которые требуют специальной предобработки и представления.</text:p>
      <text:p text:style-name="Standard"/>
      <text:p text:style-name="Standard"># Типовые задачи NLP</text:p>
      <text:p text:style-name="Standard">## Классификация текста</text:p>
      <text:p text:style-name="Standard">Определение категорий документов (спам/не спам, тематика, статьи, анализ настроений). Одна из самых распространенных задач в коммерческих применениях.</text:p>
      <text:p text:style-name="Standard">## Извлечение сущностей</text:p>
      <text:p text:style-name="Standard">Named Entity Recognition (NER) - поиск и классификация именованных сущностей в тексте: имена людей, организации, геолокации, даты.</text:p>
      <text:p text:style-name="Standard"/>
      <text:p text:style-name="Standard">## Машинный перевод</text:p>
      <text:p text:style-name="Standard">Автоматический перевод текста с одного языка на другой. <text:s/></text:p>
      <text:p text:style-name="Standard">## Генерация текста</text:p>
      <text:p text:style-name="Standard"/>
      <text:p text:style-name="Standard"># Представление текста в ML</text:p>
      <text:p text:style-name="Standard">## Bag-of-Words</text:p>
      <text:p text:style-name="Standard">Самый простой подход: текст представляется как набор слов без учета порядка. Быстро, но теряет семантику и конткест.</text:p>
      <text:p text:style-name="Standard">## TF-IDF</text:p>
      <text:p text:style-name="Standard">Term Frequency-Inverse Document Frequency. Учитывает важность слова в документе относительно всей коллекции. Более информативен чем BoW.</text:p>
      <text:p text:style-name="Standard">## Word Embeddings</text:p>
      <text:p text:style-name="Standard"/>
      <text:p text:style-name="Standard"><text:soft-page-break/>Векторные представления слов в многомерном пространстве. Word2Vec, GloVe захватывает семантические отношения между словами</text:p>
      <text:p text:style-name="Standard"/>
      <text:p text:style-name="Standard"># Основные библиотеки для NLP</text:p>
      <text:p text:style-name="Standard"/>
      <text:p text:style-name="Standard">## NLTK</text:p>
      <text:p text:style-name="Standard">Natural Language Toolkit - академическая библиотека с обширным набором инструментов. Отлично подходит для обучения и исследований, включается корпуса и готовые модели.</text:p>
      <text:p text:style-name="Standard">- Токенизация</text:p>
      <text:p text:style-name="Standard">- Частеречная заметка</text:p>
      <text:p text:style-name="Standard">- Обширная документация</text:p>
      <text:p text:style-name="Standard">## spaCy</text:p>
      <text:p text:style-name="Standard">Промышленная библиотека для высокопроизводительной обработки текста. Оптимизирована для продакшана-систем, поддерживает множество языков из коробки. </text:p>
      <text:p text:style-name="Standard">## Hugging Face Transformers</text:p>
      <text:p text:style-name="Standard"/>
      <text:p text:style-name="Standard"># Что такое ML Pipline?</text:p>
      <text:p text:style-name="Standard">Pipline в ML - это последовательность шагов обработки данных, которые автоматически применяются к входным данным для получения финального предсказания.</text:p>
      <text:p text:style-name="Standard"/>
      <text:p text:style-name="Standard">## 01 Предобработка данных</text:p>
      <text:p text:style-name="Standard">Очистка, нормализация, удаление шума.</text:p>
      <text:p text:style-name="Standard">## 02 Извлечение признаков</text:p>
      <text:p text:style-name="Standard">Преобразование данных в числовые представления(векторизация).</text:p>
      <text:p text:style-name="Standard"/>
      <text:p text:style-name="Standard">Важно подобрать метрики для оценки качества и эффективности.</text:p>
      <text:p text:style-name="Standard">## 03 Обучение модели</text:p>
      <text:p text:style-name="Standard">Применение алгоритма машинного обучения к подготовленным данным.</text:p>
      <text:p text:style-name="Standard">## 04 Предсказание</text:p>
      <text:p text:style-name="Standard">Получение результатов на новых, ранее не виденных данных.</text:p>
      <text:p text:style-name="Standard"/>
      <text:p text:style-name="Standard"># NLP Pipline для анализа тональности</text:p>
      <text:p text:style-name="Standard"/>
      <text:p text:style-name="Standard">## 01 Очистка данных</text:p>
      <text:p text:style-name="Standard">Удаление HTML-тегов, специальных символов, приведение к нижнему регистру, удаление стоп-слов</text:p>
      <text:p text:style-name="Standard">## 02 Токенизация</text:p>
      <text:p text:style-name="Standard">Разбиение текста в численные векторы с учетом важности слов в корпусе</text:p>
      <text:p text:style-name="Standard"/>
      <text:p text:style-name="Standard">## Векторизация (TF-IDF)</text:p>
      <text:p text:style-name="Standard">Преобразование текста в численные векторы с учетом важности слов в корпусе</text:p>
      <text:p text:style-name="Standard">## Классификация</text:p>
      <text:p text:style-name="Standard">Применение алгоритма (логистическая регрессия, SVM) для определения тональности.</text:p>
      <text:p text:style-name="Standard"/>
      <text:p text:style-name="Standard">Весь pipline можно реализовать в несколько строк кода с использованием scikit-learn.pipline - это обеспечивает консинтеность и воспроизводимость.</text:p>
      <text:p text:style-name="Standard"/>
      <text:p text:style-name="Standard"># Практический пример</text:p>
      <text:p text:style-name="Standard">Задача: анализ тональности отзывов</text:p>
      <text:p text:style-name="Standard"/>
      <text:p text:style-name="Standard">Создадим систему для определения положительных и отрицательных отзывов клиентов интернет - магазина.</text:p>
      <text:p text:style-name="Standard"><text:soft-page-break/>Данные: CSV-файл с колонками "текст отзыва" и "оценка"(позитив/негатив)</text:p>
      <text:p text:style-name="Standard"/>
      <text:p text:style-name="Standard">Подходы:</text:p>
      <text:p text:style-name="Standard">Классический: sklearn Pipline c TF-DF + логистическая регрессия</text:p>
      <text:p text:style-name="Standard">Современный: Hugging Face pipline ("sentiment-analysis")</text:p>
      <text:p text:style-name="Standard"/>
      <text:p text:style-name="Standard"># Современные тренды</text:p>
      <text:p text:style-name="Standard">## Large Language Model</text:p>
      <text:p text:style-name="Standard">BERT, GPT, LLaMA революционизировали NLP. Трансформеры с attintion-механизмами показывают рекордные результаты в большинстве задач.</text:p>
      <text:p text:style-name="Standard">## Few-shot обучение</text:p>
      <text:p text:style-name="Standard">Современные модели могут решать новые задачи с минимальным количеством примеров или вовсе без дообучения (zero-shot).</text:p>
      <text:p text:style-name="Standard">## Промышленное применение</text:p>
      <text:p text:style-name="Standard">От чат-ботов до автоматизации документооборота - NLP трансформирует целые индустрии и бизнесс-процессы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30:04.913822852</meta:creation-date>
    <dc:date>2025-09-15T12:30:24.922187620</dc:date>
    <meta:editing-duration>PT20S</meta:editing-duration>
    <meta:editing-cycles>1</meta:editing-cycles>
    <meta:document-statistic meta:table-count="0" meta:image-count="0" meta:object-count="0" meta:page-count="3" meta:paragraph-count="74" meta:word-count="587" meta:character-count="5009" meta:non-whitespace-character-count="4483"/>
    <meta:generator>LibreOffice/25.8.1.1$Linux_X86_64 LibreOffice_project/580$Build-1</meta:generator>
  </office:meta>
</office:document-meta>
</file>